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4a957" officeooo:paragraph-rsid="0014a957" style:font-size-asian="16pt" style:font-size-complex="16pt"/>
    </style:style>
    <style:style style:name="P2" style:family="paragraph" style:parent-style-name="Standard">
      <style:text-properties fo:font-size="16pt" fo:font-weight="bold" officeooo:rsid="0014a957" officeooo:paragraph-rsid="0014a957" style:font-size-asian="16pt" style:font-weight-asian="bold" style:font-size-complex="16pt" style:font-weight-complex="bold"/>
    </style:style>
    <style:style style:name="P3" style:family="paragraph" style:parent-style-name="Standard">
      <style:text-properties fo:font-size="16pt" fo:font-weight="bold" officeooo:rsid="0014a957" officeooo:paragraph-rsid="00166389" style:font-size-asian="16pt" style:font-weight-asian="bold" style:font-size-complex="16pt" style:font-weight-complex="bold"/>
    </style:style>
    <style:style style:name="P4" style:family="paragraph" style:parent-style-name="Standard">
      <style:text-properties fo:font-size="18pt" officeooo:rsid="0014a957" officeooo:paragraph-rsid="0014a957" style:font-size-asian="15.75pt" style:font-size-complex="18pt"/>
    </style:style>
    <style:style style:name="P5" style:family="paragraph" style:parent-style-name="Standard">
      <style:text-properties fo:font-size="13pt" officeooo:rsid="0014a957" officeooo:paragraph-rsid="0014a957" style:font-size-asian="11.3500003814697pt" style:font-size-complex="13pt"/>
    </style:style>
    <style:style style:name="P6" style:family="paragraph" style:parent-style-name="Standard">
      <style:text-properties fo:font-size="12pt" officeooo:rsid="0014a957" officeooo:paragraph-rsid="0014a957" style:font-size-asian="10.5pt" style:font-size-complex="12pt"/>
    </style:style>
    <style:style style:name="P7" style:family="paragraph" style:parent-style-name="Standard">
      <style:text-properties officeooo:paragraph-rsid="00166389"/>
    </style:style>
    <style:style style:name="P8" style:family="paragraph" style:parent-style-name="Standard">
      <style:paragraph-properties fo:margin-left="0.9846in" fo:margin-right="0in" fo:text-indent="0in" style:auto-text-indent="false"/>
      <style:text-properties fo:font-size="16pt" officeooo:rsid="0014a957" officeooo:paragraph-rsid="00166389" style:font-size-asian="16pt" style:font-size-complex="16pt"/>
    </style:style>
    <style:style style:name="P9" style:family="paragraph" style:parent-style-name="Standard">
      <style:paragraph-properties fo:margin-left="0.9846in" fo:margin-right="0in" fo:text-indent="0in" style:auto-text-indent="false"/>
      <style:text-properties fo:font-size="16pt" fo:font-weight="bold" officeooo:rsid="0015b061" officeooo:paragraph-rsid="00166389" style:font-size-asian="16pt" style:font-weight-asian="bold" style:font-size-complex="16pt" style:font-weight-complex="bold"/>
    </style:style>
    <style:style style:name="P10" style:family="paragraph" style:parent-style-name="Standard">
      <style:text-properties fo:font-size="22pt" fo:font-weight="bold" officeooo:rsid="00166389" officeooo:paragraph-rsid="0014a957" style:font-size-asian="22pt" style:font-weight-asian="bold" style:font-size-complex="22pt" style:font-weight-complex="bold"/>
    </style:style>
    <style:style style:name="P11" style:family="paragraph" style:parent-style-name="Standard">
      <style:text-properties fo:font-size="22pt" fo:font-weight="bold" officeooo:rsid="00166389" officeooo:paragraph-rsid="00166389" style:font-size-asian="22pt" style:font-weight-asian="bold" style:font-size-complex="22pt" style:font-weight-complex="bold"/>
    </style:style>
    <style:style style:name="P12" style:family="paragraph" style:parent-style-name="Standard">
      <style:text-properties fo:font-size="22pt" fo:font-weight="bold" officeooo:rsid="00166389" officeooo:paragraph-rsid="001c09d4" style:font-size-asian="22pt" style:font-weight-asian="bold" style:font-size-complex="22pt" style:font-weight-complex="bold"/>
    </style:style>
    <style:style style:name="P13" style:family="paragraph" style:parent-style-name="Standard" style:list-style-name="L3">
      <style:text-properties fo:font-size="12pt" officeooo:rsid="00198474" officeooo:paragraph-rsid="00198474" style:font-size-asian="10.5pt" style:font-size-complex="12pt"/>
    </style:style>
    <style:style style:name="P14" style:family="paragraph" style:parent-style-name="Standard" style:list-style-name="L3">
      <style:text-properties fo:font-size="12pt" officeooo:rsid="001b6db7" officeooo:paragraph-rsid="001b6db7" style:font-size-asian="10.5pt" style:font-size-complex="12pt"/>
    </style:style>
    <style:style style:name="P15" style:family="paragraph" style:parent-style-name="Standard">
      <style:text-properties fo:font-size="24pt" officeooo:rsid="00198474" officeooo:paragraph-rsid="00198474" style:font-size-asian="21pt" style:font-size-complex="24pt"/>
    </style:style>
    <style:style style:name="P16" style:family="paragraph" style:parent-style-name="Standard">
      <style:text-properties fo:font-size="13pt" officeooo:rsid="00184cd2" officeooo:paragraph-rsid="00184cd2" style:font-size-asian="11.3500003814697pt" style:font-size-complex="13pt"/>
    </style:style>
    <style:style style:name="P17" style:family="paragraph" style:parent-style-name="Standard">
      <style:text-properties fo:font-size="13pt" officeooo:rsid="00198474" officeooo:paragraph-rsid="00198474" style:font-size-asian="11.3500003814697pt" style:font-size-complex="13pt"/>
    </style:style>
    <style:style style:name="P18" style:family="paragraph" style:parent-style-name="Standard" style:list-style-name="L4">
      <style:text-properties officeooo:rsid="001c09d4" officeooo:paragraph-rsid="001c09d4"/>
    </style:style>
    <style:style style:name="P19" style:family="paragraph" style:parent-style-name="Standard">
      <style:text-properties officeooo:paragraph-rsid="001c09d4"/>
    </style:style>
    <style:style style:name="P20" style:family="paragraph" style:parent-style-name="Standard" style:list-style-name="L5">
      <style:text-properties officeooo:rsid="001c5d6d" officeooo:paragraph-rsid="001c5d6d"/>
    </style:style>
    <style:style style:name="P21" style:family="paragraph" style:parent-style-name="Standard">
      <style:text-properties officeooo:rsid="001c5d6d" officeooo:paragraph-rsid="001c5d6d"/>
    </style:style>
    <style:style style:name="P22" style:family="paragraph" style:parent-style-name="Standard">
      <style:paragraph-properties fo:margin-left="0.9846in" fo:margin-right="0in" fo:text-indent="0in" style:auto-text-indent="false"/>
      <style:text-properties fo:font-size="12pt" officeooo:rsid="0015b061" officeooo:paragraph-rsid="00166389" style:font-size-asian="12pt" style:font-size-complex="12pt"/>
    </style:style>
    <style:style style:name="P23" style:family="paragraph" style:parent-style-name="Standard">
      <style:paragraph-properties fo:margin-left="0.9846in" fo:margin-right="0in" fo:text-indent="0in" style:auto-text-indent="false"/>
      <style:text-properties fo:font-size="12pt" fo:font-weight="normal" officeooo:rsid="0015b061" officeooo:paragraph-rsid="00166389" style:font-size-asian="12pt" style:font-weight-asian="normal" style:font-size-complex="12pt" style:font-weight-complex="normal"/>
    </style:style>
    <style:style style:name="P24" style:family="paragraph" style:parent-style-name="Standard">
      <style:paragraph-properties fo:margin-left="0.9846in" fo:margin-right="0in" fo:text-indent="0in" style:auto-text-indent="false"/>
      <style:text-properties fo:font-size="16pt" officeooo:rsid="0014a957" officeooo:paragraph-rsid="0014a957" style:font-size-asian="16pt" style:font-size-complex="16pt"/>
    </style:style>
    <style:style style:name="P25" style:family="paragraph" style:parent-style-name="Standard">
      <style:paragraph-properties fo:margin-left="0.9846in" fo:margin-right="0in" fo:text-indent="0in" style:auto-text-indent="false"/>
      <style:text-properties fo:font-size="16pt" fo:font-weight="bold" officeooo:rsid="0015b061" officeooo:paragraph-rsid="0014a957" style:font-size-asian="16pt" style:font-weight-asian="bold" style:font-size-complex="16pt" style:font-weight-complex="bold"/>
    </style:style>
    <style:style style:name="P26" style:family="paragraph" style:parent-style-name="Standard">
      <style:paragraph-properties fo:margin-left="0.9846in" fo:margin-right="0in" fo:text-indent="0in" style:auto-text-indent="false"/>
      <style:text-properties fo:font-size="16pt" fo:font-weight="bold" officeooo:rsid="0015b061" officeooo:paragraph-rsid="00166389" style:font-size-asian="16pt" style:font-weight-asian="bold" style:font-size-complex="16pt" style:font-weight-complex="bold"/>
    </style:style>
    <style:style style:name="P27" style:family="paragraph" style:parent-style-name="Standard">
      <style:paragraph-properties fo:margin-left="0.9846in" fo:margin-right="0in" fo:text-indent="0in" style:auto-text-indent="false"/>
      <style:text-properties officeooo:paragraph-rsid="00166389"/>
    </style:style>
    <style:style style:name="P28" style:family="paragraph" style:parent-style-name="Standard">
      <style:paragraph-properties fo:margin-left="0.9846in" fo:margin-right="0in" fo:text-indent="0in" style:auto-text-indent="false"/>
      <style:text-properties officeooo:paragraph-rsid="001c09d4"/>
    </style:style>
    <style:style style:name="P29" style:family="paragraph" style:parent-style-name="Standard">
      <style:paragraph-properties fo:margin-left="0in" fo:margin-right="0in" fo:text-indent="0in" style:auto-text-indent="false"/>
      <style:text-properties fo:font-size="12pt" fo:font-weight="normal" officeooo:rsid="0015b061" officeooo:paragraph-rsid="0015b061" style:font-size-asian="12pt" style:font-weight-asian="normal" style:font-size-complex="12pt" style:font-weight-complex="normal"/>
    </style:style>
    <style:style style:name="T1" style:family="text">
      <style:text-properties fo:font-size="22pt" style:font-size-asian="22pt" style:font-size-complex="22pt"/>
    </style:style>
    <style:style style:name="T2" style:family="text">
      <style:text-properties fo:font-size="22pt" officeooo:rsid="00166389" style:font-size-asian="22pt" style:font-size-complex="22pt"/>
    </style:style>
    <style:style style:name="T3" style:family="text">
      <style:text-properties fo:font-size="22pt" officeooo:rsid="00198474" style:font-size-asian="22pt" style:font-size-complex="22pt"/>
    </style:style>
    <style:style style:name="T4" style:family="text">
      <style:text-properties fo:font-size="22pt" fo:font-weight="bold" officeooo:rsid="0014a957" style:font-size-asian="22pt" style:font-weight-asian="bold" style:font-size-complex="22pt" style:font-weight-complex="bold"/>
    </style:style>
    <style:style style:name="T5" style:family="text">
      <style:text-properties fo:font-size="22pt" fo:font-weight="bold" officeooo:rsid="00166389" style:font-size-asian="22pt" style:font-weight-asian="bold" style:font-size-complex="22pt" style:font-weight-complex="bold"/>
    </style:style>
    <style:style style:name="T6" style:family="text">
      <style:text-properties fo:font-size="22pt" fo:font-weight="bold" officeooo:rsid="001c09d4" style:font-size-asian="22pt" style:font-weight-asian="bold" style:font-size-complex="22pt" style:font-weight-complex="bold"/>
    </style:style>
    <style:style style:name="T7" style:family="text">
      <style:text-properties fo:font-size="12pt" style:font-size-asian="12pt" style:font-size-complex="12pt"/>
    </style:style>
    <style:style style:name="T8" style:family="text">
      <style:text-properties fo:font-size="12pt" officeooo:rsid="0014a957" style:font-size-asian="12pt" style:font-size-complex="12pt"/>
    </style:style>
    <style:style style:name="T9" style:family="text">
      <style:text-properties fo:font-size="12pt" officeooo:rsid="001c09d4"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14a957"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98474" style:font-size-asian="12pt" style:font-weight-asian="normal" style:font-size-complex="12pt" style:font-weight-complex="normal"/>
    </style:style>
    <style:style style:name="T14" style:family="text">
      <style:text-properties fo:font-size="12pt" fo:font-weight="normal" officeooo:rsid="001b6db7" style:font-size-asian="12pt" style:font-weight-asian="normal" style:font-size-complex="12pt" style:font-weight-complex="normal"/>
    </style:style>
    <style:style style:name="T15" style:family="text">
      <style:text-properties fo:font-size="12pt" fo:font-weight="normal" officeooo:rsid="001c09d4" style:font-size-asian="12pt" style:font-weight-asian="normal" style:font-size-complex="12pt" style:font-weight-complex="normal"/>
    </style:style>
    <style:style style:name="T16" style:family="text">
      <style:text-properties officeooo:rsid="00198474"/>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b6db7" style:font-weight-asian="normal" style:font-weight-complex="normal"/>
    </style:style>
    <style:style style:name="T20" style:family="text">
      <style:text-properties fo:font-size="9pt" fo:font-weight="normal" style:font-size-asian="9pt" style:font-weight-asian="normal" style:font-size-complex="9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72in" fo:text-indent="-0.25in" fo:margin-left="3.9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72in" fo:text-indent="-0.25in" fo:margin-left="4.227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72in" fo:text-indent="-0.25in" fo:margin-left="3.9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72in" fo:text-indent="-0.25in" fo:margin-left="4.227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tabase Box</text:p>
      <text:p text:style-name="P4"><text:span text:style-name="T16">usercompare.py</text:span>:</text:p>
      <text:p text:style-name="P16"/>
      <text:p text:style-name="P17"><text:span text:style-name="T17">Overview: </text:span>Compares to user JSON files to find similarities in said user’s Spotify preferences</text:p>
      <text:p text:style-name="P5"/>
      <text:p text:style-name="P6"><text:span text:style-name="T17">Return Type: </text:span>List</text:p>
      <text:p text:style-name="P6"/>
      <text:p text:style-name="P1">Return List/Object Details:</text:p>
      <text:p text:style-name="P1"><text:tab/></text:p>
      <text:p text:style-name="P2"><text:tab/><text:span text:style-name="T1">Index 0 – </text:span><text:span text:style-name="T3">Top Tracks Match Object</text:span></text:p>
      <text:p text:style-name="P10"/>
      <text:p text:style-name="P24"><text:span text:style-name="T10">Description:</text:span><text:span text:style-name="T12"> </text:span><text:span text:style-name="T13">A list of 3 metrics (also lists) which define different match criteria between two users top tracks.</text:span></text:p>
      <text:list xml:id="list2834494990" text:style-name="L3">
        <text:list-item>
          <text:p text:style-name="P13"><text:span text:style-name="T18">The first list at index 0 contains a collection of standardized dictionary objects that represent 1 to 1 track matches between two user’s toptracks. Each dictionary object has an artist name, track name, preview_url and album_name associated with it. Here is an example printout of the structure:</text:span></text:p>
          <text:list>
            <text:list-header>
              <text:p text:style-name="P13"><text:span text:style-name="T18">[{'id': '6c0WeFkPm4XVmXmO6jPq1K', 'name': 'Sunny', 'album_name': 'Ready Take One', 'artist': 'Erroll Garner', 'popularity': 45, 'preview_url': '</text:span><text:a xlink:type="simple" xlink:href="https://p.scdn.co/mp3-preview/bb9ac4bfb19a480bdd01aef13b5fe860a6948262?cid=27778b09a7484d869bf967211a953193" text:style-name="Internet_20_link" text:visited-style-name="Visited_20_Internet_20_Link"><text:span text:style-name="T18">https://p.scdn.co/mp3-preview/bb9ac4bfb19a480bdd01aef13b5fe860a6948262?cid=27778b09a7484d869bf967211a953193</text:span></text:a><text:span text:style-name="T18">'}]</text:span></text:p>
            </text:list-header>
          </text:list>
        </text:list-item>
        <text:list-item>
          <text:p text:style-name="P13"><text:span text:style-name="T18">The second List at index 1 contains a collection of </text:span><text:span text:style-name="T19">2 object tuples that represent an artist that both users had in their top tracks. The first item in the “artist” tuple contains the artist’s name the second item contains how often the artist appeared in both users top tracks.</text:span></text:p>
          <text:list>
            <text:list-header>
              <text:p text:style-name="P13"><text:span text:style-name="T19">[['The Smiths', 16], ['Hatful of Hollow', 1], ['Love', 25], ['Four Sail (Expanded Edition)', 1], ['Wolf Alice', 1], ['Hilton Ruiz', 1], ['Dion', 1], ['Thelonious Monk', 1]]</text:span></text:p>
            </text:list-header>
          </text:list>
        </text:list-item>
        <text:list-item>
          <text:p text:style-name="P14"><text:span text:style-name="T17">BROKEN as of right now please ignore -</text:span><text:span text:style-name="T18"> </text:span><text:span text:style-name="T19">T</text:span><text:span text:style-name="T18">he third list returns any albums of which were featured on the user’s top tracks but of which they did not share the same exact track with another user. It prints out identically to the previous list.</text:span></text:p>
        </text:list-item>
      </text:list>
      <text:p text:style-name="P25"><text:span text:style-name="T7"/></text:p>
      <text:p text:style-name="P29"/>
      <text:p text:style-name="P3"><text:tab/><text:span text:style-name="T1">Index </text:span><text:span text:style-name="T2">1</text:span><text:span text:style-name="T1"> – </text:span><text:span text:style-name="T3">Library Match Object</text:span></text:p>
      <text:p text:style-name="P11"/>
      <text:p text:style-name="P8"><text:span text:style-name="T10">Description:</text:span><text:span text:style-name="T7"> </text:span><text:span text:style-name="T14">Identical to the list returned at index 0. Content regards tracks in the user’s library.</text:span></text:p>
      <text:p text:style-name="P6"/>
      <text:p text:style-name="P6"/>
      <text:p text:style-name="P6"/>
      <text:p text:style-name="P7"><text:soft-page-break/><text:span text:style-name="T4">Index </text:span><text:span text:style-name="T5">2</text:span><text:span text:style-name="T4"> – </text:span><text:span text:style-name="T6">Genre Match List</text:span></text:p>
      <text:p text:style-name="P11"/>
      <text:p text:style-name="P8"><text:span text:style-name="T10">Description:</text:span><text:span text:style-name="T7"> </text:span><text:span text:style-name="T9">A list of strings. Each string represents a genre that both users enjoy.</text:span></text:p>
      <text:p text:style-name="P22"/>
      <text:p text:style-name="P9"><text:span text:style-name="T7">Output Example:</text:span><text:span text:style-name="T12"> ['modern rock', 'pop rock', 'indie pop', 'britpop', 'permanent wave', 'sheffield indie', 'indie garage rock', 'neo-psychedelic', 'indie folk', 'indie rock', 'indie poptimism', 'adult standards', 'disco', 'jazz funk', 'jazz guitar', 'motown', 'quiet storm', 'smooth jazz', 'soft rock', 'soul jazz', 'yacht rock', 'brooklyn indie', 'philly indie']</text:span></text:p>
      <text:p text:style-name="P23"/>
      <text:p text:style-name="P7"><text:span text:style-name="T4">Index </text:span><text:span text:style-name="T5">3</text:span><text:span text:style-name="T4"> – </text:span><text:span text:style-name="T6">List of Matching Followed Artists</text:span></text:p>
      <text:p text:style-name="P11"/>
      <text:p text:style-name="P27"><text:span text:style-name="T11">Description:</text:span><text:span text:style-name="T8"> </text:span><text:span text:style-name="T9">A list of “artist object lists”. Each artist object list is structured as follows:</text:span></text:p>
      <text:list xml:id="list3909511177" text:style-name="L4">
        <text:list-item>
          <text:p text:style-name="P18"><text:span text:style-name="T7">Index 0 corresponds to the artist’s spotify ID</text:span></text:p>
        </text:list-item>
        <text:list-item>
          <text:p text:style-name="P18"><text:span text:style-name="T7">Index 1 corresponds to the artist’s name</text:span></text:p>
        </text:list-item>
        <text:list-item>
          <text:p text:style-name="P18"><text:span text:style-name="T7">Index 3 is a link to the artist’s Spotify page. It is inside a one key dictionary.</text:span></text:p>
        </text:list-item>
      </text:list>
      <text:p text:style-name="P22"/>
      <text:p text:style-name="P9"><text:span text:style-name="T7">Output Example: </text:span><text:span text:style-name="T20">[['00tVTdpEhQQw1bqdu8RCx2', 'Blue Öyster Cult', {'spotify': 'https://open.spotify.com/artist/00tVTdpEhQQw1bqdu8RCx2'}], ['01C9OoXDvCKkGcf735Tcfo', 'Serge Gainsbourg', {'spotify': 'https://open.spotify.com/artist/01C9OoXDvCKkGcf735Tcfo'}], ['01QTIT5P1pFP3QnnFSdsJf', 'Lupe Fiasco', {'spotify': 'https://open.spotify.com/artist/01QTIT5P1pFP3QnnFSdsJf'}], ['01xiB0IlXMXy3wrrotgDnU', 'Clint Mansell', {'spotify': 'https://open.spotify.com/artist/01xiB0IlXMXy3wrrotgDnU'}], ['02NfyD6AlLA12crYzw5YcR', "Jane's Addiction", {'spotify': 'https://open.spotify.com/artist/02NfyD6AlLA12crYzw5YcR'}], ['02uYdhMhCgdB49hZlYRm9o', 'Eagles Of Death Metal', {'spotify': 'https://open.spotify.com/artist/02uYdhMhCgdB49hZlYRm9o'}], ['03YhcM6fxypfwckPCQV8pQ', 'Wes Montgomery', {'spotify': 'https://open.spotify.com/artist/03YhcM6fxypfwckPCQV8pQ'}], ['03r4iKL2g2442PT9n2UKsx', 'Beastie Boys', {'spotify': 'https://open.spotify.com/artist/03r4iKL2g2442PT9n2UKsx'}], ['046wtejcUX9rhlzw2nlveT', 'The Soft Boys', {'spotify': 'https://open.spotify.com/artist/046wtejcUX9rhlzw2nlveT'}], ['04HvbIwBccFmRie5ATX4ft', 'Yeasayer', {'spotify': 'https://open.spotify.com/artist/04HvbIwBccFmRie5ATX4ft'}], ['04tBaW21jyUfeP5iqiKBVq', 'Scott Walker', {'spotify': 'https://open.spotify.com/artist/04tBaW21jyUfeP5iqiKBVq'}], ['05YVYeV4HxYp5rrWalvuE1', 'Grover Washington, Jr.', {'spotify': 'https://open.spotify.com/artist/05YVYeV4HxYp5rrWalvuE1'}], ['066X20Nz7iquqkkCW6Jxy6', 'LCD Soundsystem', {'spotify': 'https://open.spotify.com/artist/066X20Nz7iquqkkCW6Jxy6'}], ['07EcmJpfAday8xGkslfanE', 'Kevin Abstract', {'spotify': 'https://open.spotify.com/artist/07EcmJpfAday8xGkslfanE'}], ['07OePkse2fcvU9wlVftNMl', 'SE SO NEON', {'spotify': 'https://open.spotify.com/artist/07OePkse2fcvU9wlVftNMl'}], ['07XSN3sPlIlB2L2XNcTwJw', 'KISS', {'spotify': 'https://open.spotify.com/artist/07XSN3sPlIlB2L2XNcTwJw'}], ['07tYu4BGrfeogBobCefkHI', 'Les McCann', {'spotify': 'https://open.spotify.com/artist/07tYu4BGrfeogBobCefkHI'}], ['07vC6cutbett8UknXnqxsu', 'Ulrika Spacek', {'spotify': 'https://open.spotify.com/artist/07vC6cutbett8UknXnqxsu'}], ['07xbJ7SM1JopFtI1qXvSww', 'Mini Mansions', {'spotify': 'https://open.spotify.com/artist/07xbJ7SM1JopFtI1qXvSww'}], ['08F3Y3SctIlsOEmKd6dnH8', 'Yusuf / Cat Stevens', {'spotify': 'https://open.spotify.com/artist/08F3Y3SctIlsOEmKd6dnH8'}], ['08GQAI4eElDnROBrJRGE0X', 'Fleetwood Mac', {'spotify': 'https://open.spotify.com/artist/08GQAI4eElDnROBrJRGE0X'}], ['09K1H1DgyIXHsMx2j7KTFX', 'Mystery Jets', {'spotify': 'https://open.spotify.com/artist/09K1H1DgyIXHsMx2j7KTFX'}], ['09L3cUdx0hq6qn5bKuJJ4I', 'Herb Alpert &amp; The Tijuana Brass', {'spotify': 'https://open.spotify.com/artist/09L3cUdx0hq6qn5bKuJJ4I'}], ['09bff2umXU09Wt3fs4nehz', 'Tokyo Brass Style', {'spotify': 'https://open.spotify.com/artist/09bff2umXU09Wt3fs4nehz'}], ['09hVIj6vWgoCDtT03h8ZCa', 'A Tribe Called Quest', {'spotify': 'https://open.spotify.com/artist/09hVIj6vWgoCDtT03h8ZCa'}], ['0AL8XXRh7fUrHAMLoDv9rn', 'Bonny Doon', {'spotify': 'https://open.spotify.com/artist/0AL8XXRh7fUrHAMLoDv9rn'}], ['0Ak6DLKHtpR6TEEnmcorKA', 'The Vaccines', {'spotify': 'https://open.spotify.com/artist/0Ak6DLKHtpR6TEEnmcorKA'}], ['0BVWMc7JEHdh2Ku6xgKuYL', 'The Zolas', {'spotify': 'https://open.spotify.com/artist/0BVWMc7JEHdh2Ku6xgKuYL'}], ['0DrshpbzI0ItncVhYZ2BtW', 'BROCKBEATS', {'spotify': 'https://open.spotify.com/artist/0DrshpbzI0ItncVhYZ2BtW'}], ['0ECwFtbIWEVNwjlrfc6xoL', 'Eagles', {'spotify': 'https://open.spotify.com/artist/0ECwFtbIWEVNwjlrfc6xoL'}], ['0EdvGhlC1FkGItLOWQzG4J', 'Sublime', {'spotify': 'https://open.spotify.com/artist/0EdvGhlC1FkGItLOWQzG4J'}], ['0EgftqHXtk840HVLdydk5V', 'Charlie </text:span><text:soft-page-break/><text:span text:style-name="T20">Parker Quintet', {'spotify': 'https://open.spotify.com/artist/0EgftqHXtk840HVLdydk5V'}], ['0EqBE2VOwsHgSOrjsQCs5j', 'Brainstory', {'spotify': 'https://open.spotify.com/artist/0EqBE2VOwsHgSOrjsQCs5j'}], ['0FMucZsEnCxs5pqBjHjIc8', 'Stan Getz', {'spotify': 'https://open.spotify.com/artist/0FMucZsEnCxs5pqBjHjIc8'}], ['0GByy3DcfbQwDvXGCWmzv9', 'Pretenders', {'spotify': 'https://open.spotify.com/artist/0GByy3DcfbQwDvXGCWmzv9'}], ['0Hf2pumFziW2zckaLCVy0n', 'Lluís Coloma', {'spotify': 'https://open.spotify.com/artist/0Hf2pumFziW2zckaLCVy0n'}], ['0ID2rxgFP750DJ9LtKqkP4', 'Nisarg', {'spotify': 'https://open.spotify.com/artist/0ID2rxgFP750DJ9LtKqkP4'}], ['0IVcLMMbm05VIjnzPkGCyp', 'J Dilla', {'spotify': 'https://open.spotify.com/artist/0IVcLMMbm05VIjnzPkGCyp'}], ['0IecGJbdBeYSOVtSPRehh5', 'Billy Preston', {'spotify': 'https://open.spotify.com/artist/0IecGJbdBeYSOVtSPRehh5'}], ['0IwlY33zbBXN7zlS9DP2Cj', 'Nico', {'spotify': 'https://open.spotify.com/artist/0IwlY33zbBXN7zlS9DP2Cj'}], ['0JDkhL4rjiPNEp92jAgJnS', 'Roy Orbison', {'spotify': 'https://open.spotify.com/artist/0JDkhL4rjiPNEp92jAgJnS'}], ['0JVbYQsgLAgLkcHfmg4lxv', 'Amber Arcades', {'spotify': 'https://open.spotify.com/artist/0JVbYQsgLAgLkcHfmg4lxv'}], ['0K1q0nXQ8is36PzOKAMbNe', 'Spoon', {'spotify': 'https://open.spotify.com/artist/0K1q0nXQ8is36PzOKAMbNe'}], ['0KU55rzxAihPhi27MAuz9O', 'The Big Moon', {'spotify': 'https://open.spotify.com/artist/0KU55rzxAihPhi27MAuz9O'}], ['0KuF7reCTOZwV7YJnHQqgr', 'The Neptunes', {'spotify': 'https://open.spotify.com/artist/0KuF7reCTOZwV7YJnHQqgr'}], ['0NKDgy9j66h3DLnN8qu1bB', 'Eurythmics', {'spotify': 'https://open.spotify.com/artist/0NKDgy9j66h3DLnN8qu1bB'}], ['0NjdXlUziaK1qv3kgZV4Jy', 'Jonathan Richman &amp; The Modern Lovers', {'spotify': 'https://open.spotify.com/artist/0NjdXlUziaK1qv3kgZV4Jy'}], ['0NkORdtw1GL2ZMen1gjOGL', 'Reilly &amp; Co.', {'spotify': 'https://open.spotify.com/artist/0NkORdtw1GL2ZMen1gjOGL'}], ['0Q35wRRhdsU8EbsJ1eouCY', 'The Black Seeds', {'spotify': 'https://open.spotify.com/artist/0Q35wRRhdsU8EbsJ1eouCY'}], ['0QJIPDAEDILuo8AIq3pMuU', 'M.I.A.', {'spotify': '</text:span><text:a xlink:type="simple" xlink:href="https://open.spotify.com/artist/0QJIPDAEDILuo8AIq3pMuU" text:style-name="Internet_20_link" text:visited-style-name="Visited_20_Internet_20_Link"><text:span text:style-name="T20">https://open.spotify.com/artist/0QJIPDAEDILuo8AIq3pMuU</text:span></text:a><text:span text:style-name="T20">'}]]</text:span></text:p>
      <text:p text:style-name="P9"><text:span text:style-name="T20"/></text:p>
      <text:p text:style-name="P19"><text:span text:style-name="T4">Index </text:span><text:span text:style-name="T6">4</text:span><text:span text:style-name="T4"> – </text:span><text:span text:style-name="T6">List of Mutually Saved Albums</text:span></text:p>
      <text:p text:style-name="P12"/>
      <text:p text:style-name="P28"><text:span text:style-name="T11">Description:</text:span><text:span text:style-name="T8"> </text:span><text:span text:style-name="T15">A list of Albums which both users had saved within their libraries. Each album is represented as it’s own list with 3 objects within it:</text:span></text:p>
      <text:list xml:id="list4228193241" text:style-name="L5">
        <text:list-item>
          <text:p text:style-name="P20"><text:span text:style-name="T15">I</text:span><text:span text:style-name="T12">ndex 0 represents the album name as a string.</text:span></text:p>
        </text:list-item>
        <text:list-item>
          <text:p text:style-name="P20"><text:span text:style-name="T12">Index 1 represents the album ID on spotify</text:span></text:p>
        </text:list-item>
        <text:list-item>
          <text:p text:style-name="P20"><text:span text:style-name="T12">Index 3 is a list of artist objects (represented as dictionaries). If an album has multiple artists they will be stored as separate objects withing this list.</text:span></text:p>
        </text:list-item>
      </text:list>
      <text:p text:style-name="P21"><text:span text:style-name="T12"/></text:p>
      <text:p text:style-name="P21"><text:span text:style-name="T12"><text:tab/><text:tab/>Output: [['Elastica', '00MAXeszCotk3g9q8KYJlZ', [{'id': '3l14gV4hIMAjmo7KUvEWTx', 'name': 'Elastica'}]], ['Hatful of Hollow', '1j57Q5ntVi7crpibb0h4sv', [{'id': '3yY2gUcIsjMr8hjo51PoJ8', 'name': 'The Smiths'}]], ['ヘッド・ロック', '4tLnXR7wNGD4o722P5n4h4', [{'id': '3iIErrW9Zsp3U4UqrB71jq', 'name': '稲垣次郎とソウル・メディア'}]]]</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7:59:19.345084090</meta:creation-date>
    <dc:date>2021-11-08T22:08:52.804010289</dc:date>
    <meta:editing-duration>PT6M31S</meta:editing-duration>
    <meta:editing-cycles>2</meta:editing-cycles>
    <meta:generator>LibreOffice/6.4.7.2$Linux_X86_64 LibreOffice_project/40$Build-2</meta:generator>
    <meta:document-statistic meta:table-count="0" meta:image-count="0" meta:object-count="0" meta:page-count="3" meta:paragraph-count="30" meta:word-count="761" meta:character-count="9036" meta:non-whitespace-character-count="8325"/>
  </office:meta>
</office:document-meta>
</file>